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06cm" fo:min-width="0.22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405cm" fo:min-width="0.219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405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406cm" fo:min-width="0.219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406cm" fo:min-width="0.22cm"/>
    </style:style>
    <style:style style:name="gr7" style:family="graphic" style:parent-style-name="objectwithoutfill">
      <style:graphic-properties draw:fill="none" draw:fill-color="#f58220" draw:textarea-vertical-align="middle"/>
    </style:style>
    <style:style style:name="gr8" style:family="graphic" style:parent-style-name="standard">
      <style:graphic-properties draw:stroke="none" svg:stroke-color="#000000" draw:fill="none" draw:fill-color="#808080" fo:min-height="0.712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405cm" fo:min-width="0.219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405cm" fo:min-width="0.22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406cm" fo:min-width="0.219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406cm" fo:min-width="0.22cm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gr18" style:family="graphic" style:parent-style-name="objectwithoutfill">
      <style:graphic-properties draw:fill="none" draw:fill-color="#00a65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808080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loext:graphic-properties draw:fill="none"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926cm" svg:x="2.139cm" svg:y="4.94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7cm" svg:height="0.925cm" svg:x="5.748cm" svg:y="4.94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3.593cm" svg:y="7.0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155cm" svg:y1="5.253cm" svg:x2="5.694cm" svg:y2="5.427cm">
          <text:p/>
        </draw:line>
        <draw:line draw:style-name="gr4" draw:text-style-name="P3" draw:layer="layout" svg:x1="2.601cm" svg:y1="5.715cm" svg:x2="3.801cm" svg:y2="7.065cm">
          <text:p/>
        </draw:line>
        <draw:custom-shape draw:style-name="gr5" draw:text-style-name="P2" draw:layer="layout" svg:width="1.015cm" svg:height="0.926cm" svg:x="6.94cm" svg:y="6.88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633cm" svg:y1="7.451cm" svg:x2="6.943cm" svg:y2="7.451cm">
          <text:p/>
        </draw:line>
        <draw:custom-shape draw:style-name="gr3" draw:text-style-name="P2" draw:layer="layout" svg:width="1.016cm" svg:height="0.925cm" svg:x="2.139cm" svg:y="4.9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9.631cm" svg:y="7.43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926cm" svg:x="3.593cm" svg:y="9.47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079cm" svg:y1="7.914cm" svg:x2="4.043cm" svg:y2="9.443cm">
          <text:p/>
        </draw:line>
        <draw:line draw:style-name="gr7" draw:text-style-name="P4" draw:layer="layout" svg:x1="7.127cm" svg:y1="7.682cm" svg:x2="4.297cm" svg:y2="9.824cm">
          <text:p/>
        </draw:line>
        <draw:line draw:style-name="gr7" draw:text-style-name="P4" draw:layer="layout" svg:x1="7.959cm" svg:y1="7.374cm" svg:x2="9.621cm" svg:y2="7.76cm">
          <text:p/>
        </draw:line>
        <draw:frame draw:style-name="gr8" draw:text-style-name="P5" draw:layer="layout" svg:width="0.508cm" svg:height="0.962cm" svg:x="3.916cm" svg:y="4.284cm">
          <draw:text-box>
            <text:p>1</text:p>
          </draw:text-box>
        </draw:frame>
        <draw:frame draw:style-name="gr9" draw:text-style-name="P6" draw:layer="layout" svg:width="0.635cm" svg:height="0.962cm" svg:x="2.392cm" svg:y="6.443cm">
          <draw:text-box>
            <text:p>6</text:p>
          </draw:text-box>
        </draw:frame>
        <draw:frame draw:style-name="gr10" draw:text-style-name="P6" draw:layer="layout" svg:width="0.853cm" svg:height="0.962cm" svg:x="2.9cm" svg:y="8.475cm">
          <draw:text-box>
            <text:p>3</text:p>
          </draw:text-box>
        </draw:frame>
        <draw:frame draw:style-name="gr10" draw:text-style-name="P6" draw:layer="layout" svg:width="0.853cm" svg:height="0.962cm" svg:x="5.675cm" svg:y="8.41cm">
          <draw:text-box>
            <text:p>2</text:p>
          </draw:text-box>
        </draw:frame>
        <draw:frame draw:style-name="gr10" draw:text-style-name="P6" draw:layer="layout" svg:width="0.853cm" svg:height="0.962cm" svg:x="5.467cm" svg:y="6.651cm">
          <draw:text-box>
            <text:p>7</text:p>
          </draw:text-box>
        </draw:frame>
        <draw:frame draw:style-name="gr10" draw:text-style-name="P6" draw:layer="layout" svg:width="0.853cm" svg:height="0.962cm" svg:x="8.742cm" svg:y="6.951cm">
          <draw:text-box>
            <text:p>8</text:p>
          </draw:text-box>
        </draw:frame>
        <draw:line draw:style-name="gr4" draw:text-style-name="P3" draw:layer="layout" svg:x1="5.947cm" svg:y1="5.803cm" svg:x2="4.296cm" svg:y2="7.2cm">
          <text:p/>
        </draw:line>
        <draw:frame draw:style-name="gr11" draw:text-style-name="P6" draw:layer="layout" svg:width="0.853cm" svg:height="0.962cm" svg:x="4.858cm" svg:y="5.784cm">
          <draw:text-box>
            <text:p>5</text:p>
          </draw:text-box>
        </draw:frame>
        <draw:line draw:style-name="gr12" draw:text-style-name="P3" draw:layer="layout" svg:x1="6.582cm" svg:y1="5.803cm" svg:x2="7.217cm" svg:y2="6.946cm">
          <text:p/>
        </draw:line>
        <draw:frame draw:style-name="gr11" draw:text-style-name="P6" draw:layer="layout" svg:width="0.853cm" svg:height="0.962cm" svg:x="6.444cm" svg:y="5.903cm">
          <draw:text-box>
            <text:p>6</text:p>
          </draw:text-box>
        </draw:frame>
        <draw:custom-shape draw:style-name="gr1" draw:text-style-name="P1" draw:layer="layout" svg:width="1.016cm" svg:height="0.926cm" svg:x="11.234cm" svg:y="4.96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017cm" svg:height="0.925cm" svg:x="14.843cm" svg:y="4.9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2.688cm" svg:y="7.03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25cm" svg:y1="5.274cm" svg:x2="14.789cm" svg:y2="5.448cm">
          <text:p/>
        </draw:line>
        <draw:custom-shape draw:style-name="gr15" draw:text-style-name="P7" draw:layer="layout" svg:width="1.015cm" svg:height="0.926cm" svg:x="16.035cm" svg:y="6.9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1.234cm" svg:y="4.96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16cm" svg:height="0.926cm" svg:x="18.726cm" svg:y="7.45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16cm" svg:height="0.926cm" svg:x="12.688cm" svg:y="9.49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174cm" svg:y1="7.935cm" svg:x2="13.138cm" svg:y2="9.464cm">
          <text:p/>
        </draw:line>
        <draw:line draw:style-name="gr7" draw:text-style-name="P4" draw:layer="layout" svg:x1="16.222cm" svg:y1="7.703cm" svg:x2="13.392cm" svg:y2="9.845cm">
          <text:p/>
        </draw:line>
        <draw:line draw:style-name="gr7" draw:text-style-name="P4" draw:layer="layout" svg:x1="17.054cm" svg:y1="7.395cm" svg:x2="18.716cm" svg:y2="7.781cm">
          <text:p/>
        </draw:line>
        <draw:frame draw:style-name="gr8" draw:text-style-name="P5" draw:layer="layout" svg:width="0.508cm" svg:height="0.962cm" svg:x="13.011cm" svg:y="4.305cm">
          <draw:text-box>
            <text:p>1</text:p>
          </draw:text-box>
        </draw:frame>
        <draw:frame draw:style-name="gr10" draw:text-style-name="P6" draw:layer="layout" svg:width="0.853cm" svg:height="0.962cm" svg:x="11.995cm" svg:y="8.496cm">
          <draw:text-box>
            <text:p>3</text:p>
          </draw:text-box>
        </draw:frame>
        <draw:frame draw:style-name="gr10" draw:text-style-name="P6" draw:layer="layout" svg:width="0.853cm" svg:height="0.962cm" svg:x="14.77cm" svg:y="8.431cm">
          <draw:text-box>
            <text:p>2</text:p>
          </draw:text-box>
        </draw:frame>
        <draw:frame draw:style-name="gr10" draw:text-style-name="P6" draw:layer="layout" svg:width="0.853cm" svg:height="0.962cm" svg:x="17.837cm" svg:y="6.972cm">
          <draw:text-box>
            <text:p>8</text:p>
          </draw:text-box>
        </draw:frame>
        <draw:line draw:style-name="gr4" draw:text-style-name="P3" draw:layer="layout" svg:x1="15.042cm" svg:y1="5.824cm" svg:x2="13.391cm" svg:y2="7.221cm">
          <text:p/>
        </draw:line>
        <draw:frame draw:style-name="gr11" draw:text-style-name="P6" draw:layer="layout" svg:width="0.853cm" svg:height="0.962cm" svg:x="13.953cm" svg:y="5.805cm">
          <draw:text-box>
            <text:p>5</text:p>
          </draw:text-box>
        </draw:frame>
        <draw:frame draw:style-name="gr11" draw:text-style-name="P6" draw:layer="layout" svg:width="5.362cm" svg:height="1.673cm" svg:x="11.107cm" svg:y="2.532cm">
          <draw:text-box>
            <text:p>Minimum Length </text:p>
            <text:p>Spanning Tree</text:p>
          </draw:text-box>
        </draw:frame>
        <draw:frame draw:style-name="gr11" draw:text-style-name="P6" draw:layer="layout" svg:width="6.717cm" svg:height="1.673cm" svg:x="1.889cm" svg:y="2.714cm">
          <draw:text-box>
            <text:p>Graph To apply Prim’s</text:p>
            <text:p><text:s/>algorithm</text:p>
          </draw:text-box>
        </draw:frame>
        <draw:frame draw:style-name="gr17" draw:text-style-name="P6" draw:layer="layout" svg:width="4.699cm" svg:height="1.27cm" svg:x="14.462cm" svg:y="10.652cm">
          <draw:text-box>
            <text:p>Total value: 19</text:p>
          </draw:text-box>
        </draw:frame>
        <draw:frame draw:style-name="gr11" draw:text-style-name="P6" draw:layer="layout" svg:width="4.028cm" svg:height="0.962cm" svg:x="3.159cm" svg:y="1.508cm">
          <draw:text-box>
            <text:p>EXAMPLE 1</text:p>
          </draw:text-box>
        </draw:frame>
        <draw:frame draw:style-name="gr11" draw:text-style-name="P6" draw:layer="layout" svg:width="4.028cm" svg:height="0.962cm" svg:x="2.905cm" svg:y="13.192cm">
          <draw:text-box>
            <text:p>EXAMPLE 2</text:p>
          </draw:text-box>
        </draw:frame>
        <draw:custom-shape draw:style-name="gr3" draw:text-style-name="P2" draw:layer="layout" svg:width="1.016cm" svg:height="0.925cm" svg:x="4.44cm" svg:y="14.7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6.741cm" svg:y="15.94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1.841cm" svg:y="16.54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1.642cm" svg:y="19.54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4.742cm" svg:y="18.54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5.342cm" svg:y="21.24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925cm" svg:x="8.242cm" svg:y="18.04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4.429cm" svg:y1="15.478cm" svg:x2="2.651cm" svg:y2="16.748cm">
          <text:p/>
        </draw:line>
        <draw:line draw:style-name="gr18" draw:text-style-name="P8" draw:layer="layout" svg:x1="2.524cm" svg:y1="17.51cm" svg:x2="2.27cm" svg:y2="19.669cm">
          <text:p/>
        </draw:line>
        <draw:line draw:style-name="gr18" draw:text-style-name="P8" draw:layer="layout" svg:x1="4.81cm" svg:y1="19.161cm" svg:x2="2.623cm" svg:y2="19.985cm">
          <text:p/>
        </draw:line>
        <draw:line draw:style-name="gr18" draw:text-style-name="P8" draw:layer="layout" svg:x1="5.445cm" svg:y1="19.542cm" svg:x2="5.699cm" svg:y2="21.32cm">
          <text:p/>
        </draw:line>
        <draw:line draw:style-name="gr18" draw:text-style-name="P8" draw:layer="layout" svg:x1="7.604cm" svg:y1="16.748cm" svg:x2="8.493cm" svg:y2="18.272cm">
          <text:p/>
        </draw:line>
        <draw:line draw:style-name="gr18" draw:text-style-name="P8" draw:layer="layout" svg:x1="6.969cm" svg:y1="16.875cm" svg:x2="5.572cm" svg:y2="18.653cm">
          <text:p/>
        </draw:line>
        <draw:line draw:style-name="gr18" draw:text-style-name="P8" draw:layer="layout" svg:x1="5.445cm" svg:y1="15.351cm" svg:x2="6.842cm" svg:y2="16.113cm">
          <text:p/>
        </draw:line>
        <draw:frame draw:style-name="gr11" draw:text-style-name="P6" draw:layer="layout" svg:width="1.205cm" svg:height="0.962cm" svg:x="6.207cm" svg:y="15.097cm">
          <draw:text-box>
            <text:p>28</text:p>
          </draw:text-box>
        </draw:frame>
        <draw:frame draw:style-name="gr11" draw:text-style-name="P6" draw:layer="layout" svg:width="1.205cm" svg:height="0.962cm" svg:x="7.985cm" svg:y="16.875cm">
          <draw:text-box>
            <text:p>16</text:p>
          </draw:text-box>
        </draw:frame>
        <draw:line draw:style-name="gr18" draw:text-style-name="P8" draw:layer="layout" svg:x1="8.493cm" svg:y1="18.907cm" svg:x2="6.334cm" svg:y2="21.574cm">
          <text:p/>
        </draw:line>
        <draw:frame draw:style-name="gr11" draw:text-style-name="P6" draw:layer="layout" svg:width="1.205cm" svg:height="0.962cm" svg:x="7.858cm" svg:y="20.304cm">
          <draw:text-box>
            <text:p>12</text:p>
          </draw:text-box>
        </draw:frame>
        <draw:frame draw:style-name="gr11" draw:text-style-name="P6" draw:layer="layout" svg:width="1.205cm" svg:height="0.962cm" svg:x="4.556cm" svg:y="20.177cm">
          <draw:text-box>
            <text:p>18</text:p>
          </draw:text-box>
        </draw:frame>
        <draw:frame draw:style-name="gr11" draw:text-style-name="P6" draw:layer="layout" svg:width="1.205cm" svg:height="0.962cm" svg:x="3.386cm" svg:y="19.561cm">
          <draw:text-box>
            <text:p>24</text:p>
          </draw:text-box>
        </draw:frame>
        <draw:frame draw:style-name="gr19" draw:text-style-name="P6" draw:layer="layout" svg:width="1.205cm" svg:height="0.962cm" svg:x="5.245cm" svg:y="17.083cm">
          <draw:text-box>
            <text:p>14</text:p>
          </draw:text-box>
        </draw:frame>
        <draw:frame draw:style-name="gr11" draw:text-style-name="P6" draw:layer="layout" svg:width="1.205cm" svg:height="0.962cm" svg:x="2.524cm" svg:y="17.891cm">
          <draw:text-box>
            <text:p>25</text:p>
          </draw:text-box>
        </draw:frame>
        <draw:frame draw:style-name="gr11" draw:text-style-name="P6" draw:layer="layout" svg:width="1.205cm" svg:height="0.962cm" svg:x="2.778cm" svg:y="15.351cm">
          <draw:text-box>
            <text:p>10</text:p>
          </draw:text-box>
        </draw:frame>
        <draw:custom-shape draw:style-name="gr14" draw:text-style-name="P7" draw:layer="layout" svg:width="1.016cm" svg:height="0.925cm" svg:x="13.323cm" svg:y="14.14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5.624cm" svg:y="15.3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0.724cm" svg:y="15.949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0.525cm" svg:y="18.94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3.625cm" svg:y="17.949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4.225cm" svg:y="20.64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016cm" svg:height="0.925cm" svg:x="17.125cm" svg:y="17.449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13.312cm" svg:y1="14.882cm" svg:x2="11.534cm" svg:y2="16.152cm">
          <text:p/>
        </draw:line>
        <draw:line draw:style-name="gr18" draw:text-style-name="P8" draw:layer="layout" svg:x1="11.407cm" svg:y1="16.914cm" svg:x2="11.153cm" svg:y2="19.073cm">
          <text:p/>
        </draw:line>
        <draw:line draw:style-name="gr18" draw:text-style-name="P8" draw:layer="layout" svg:x1="16.487cm" svg:y1="16.152cm" svg:x2="17.376cm" svg:y2="17.676cm">
          <text:p/>
        </draw:line>
        <draw:line draw:style-name="gr18" draw:text-style-name="P8" draw:layer="layout" svg:x1="15.852cm" svg:y1="16.279cm" svg:x2="14.455cm" svg:y2="18.057cm">
          <text:p/>
        </draw:line>
        <draw:frame draw:style-name="gr11" draw:text-style-name="P6" draw:layer="layout" svg:width="1.205cm" svg:height="0.962cm" svg:x="16.868cm" svg:y="16.279cm">
          <draw:text-box>
            <text:p>16</text:p>
          </draw:text-box>
        </draw:frame>
        <draw:line draw:style-name="gr18" draw:text-style-name="P8" draw:layer="layout" svg:x1="17.376cm" svg:y1="18.311cm" svg:x2="15.217cm" svg:y2="20.978cm">
          <text:p/>
        </draw:line>
        <draw:frame draw:style-name="gr11" draw:text-style-name="P6" draw:layer="layout" svg:width="1.205cm" svg:height="0.962cm" svg:x="16.741cm" svg:y="19.708cm">
          <draw:text-box>
            <text:p>12</text:p>
          </draw:text-box>
        </draw:frame>
        <draw:frame draw:style-name="gr11" draw:text-style-name="P6" draw:layer="layout" svg:width="1.205cm" svg:height="0.962cm" svg:x="14.128cm" svg:y="16.587cm">
          <draw:text-box>
            <text:p>14</text:p>
          </draw:text-box>
        </draw:frame>
        <draw:frame draw:style-name="gr11" draw:text-style-name="P6" draw:layer="layout" svg:width="1.205cm" svg:height="0.962cm" svg:x="11.407cm" svg:y="17.295cm">
          <draw:text-box>
            <text:p>25</text:p>
          </draw:text-box>
        </draw:frame>
        <draw:frame draw:style-name="gr11" draw:text-style-name="P6" draw:layer="layout" svg:width="1.205cm" svg:height="0.962cm" svg:x="11.661cm" svg:y="14.755cm">
          <draw:text-box>
            <text:p>10</text:p>
          </draw:text-box>
        </draw:frame>
        <draw:line draw:style-name="gr18" draw:text-style-name="P8" draw:layer="layout" svg:x1="2.27cm" svg:y1="20.431cm" svg:x2="5.445cm" svg:y2="21.701cm">
          <text:p/>
        </draw:line>
        <draw:frame draw:style-name="gr11" draw:text-style-name="P6" draw:layer="layout" svg:width="1.205cm" svg:height="0.962cm" svg:x="3.286cm" svg:y="21.447cm">
          <draw:text-box>
            <text:p>22</text:p>
          </draw:text-box>
        </draw:frame>
        <draw:line draw:style-name="gr18" draw:text-style-name="P8" draw:layer="layout" svg:x1="11.414cm" svg:y1="19.796cm" svg:x2="14.335cm" svg:y2="21.193cm">
          <text:p/>
        </draw:line>
        <draw:frame draw:style-name="gr11" draw:text-style-name="P6" draw:layer="layout" svg:width="1.205cm" svg:height="0.962cm" svg:x="11.922cm" svg:y="20.939cm">
          <draw:text-box>
            <text:p>22</text:p>
          </draw:text-box>
        </draw:frame>
        <draw:frame draw:style-name="gr17" draw:text-style-name="P6" draw:layer="layout" svg:width="4.699cm" svg:height="1.27cm" svg:x="14.363cm" svg:y="22.752cm">
          <draw:text-box>
            <text:p>Total value: 9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1T20:01:48.310087934</meta:creation-date>
    <meta:generator>LibreOffice/6.0.7.3$Linux_X86_64 LibreOffice_project/00m0$Build-3</meta:generator>
    <dc:date>2021-08-03T13:48:02.447660142</dc:date>
    <meta:editing-duration>P1DT17H5M58S</meta:editing-duration>
    <meta:editing-cycles>13</meta:editing-cycles>
    <meta:document-statistic meta:object-count="90"/>
  </office:meta>
</office:document-meta>
</file>